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09050d" officeooo:paragraph-rsid="0007c585"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249149" officeooo:paragraph-rsid="0007c585"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89ea1" officeooo:paragraph-rsid="00089ea1"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a509e" officeooo:paragraph-rsid="000a509e"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b8a8c" officeooo:paragraph-rsid="000b8a8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c9fdd" officeooo:paragraph-rsid="000c9fdd"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e270b" officeooo:paragraph-rsid="000e270b" style:font-weight-asian="normal" style:font-weight-complex="normal"/>
    </style:style>
    <style:style style:name="P8" style:family="paragraph" style:parent-style-name="Standard">
      <style:text-properties officeooo:rsid="00067ed0" officeooo:paragraph-rsid="0007c585"/>
    </style:style>
    <style:style style:name="P9" style:family="paragraph" style:parent-style-name="Standard">
      <style:text-properties officeooo:rsid="00086760" officeooo:paragraph-rsid="0007c585"/>
    </style:style>
    <style:style style:name="P10" style:family="paragraph" style:parent-style-name="Standard">
      <style:text-properties officeooo:rsid="0008c814" officeooo:paragraph-rsid="0007c585"/>
    </style:style>
    <style:style style:name="P11" style:family="paragraph" style:parent-style-name="Standard">
      <style:paragraph-properties fo:text-align="start" style:justify-single-word="false"/>
      <style:text-properties officeooo:paragraph-rsid="000b8a8c"/>
    </style:style>
    <style:style style:name="P12" style:family="paragraph" style:parent-style-name="Standard">
      <style:paragraph-properties fo:text-align="start" style:justify-single-word="false"/>
      <style:text-properties officeooo:rsid="0010b256" officeooo:paragraph-rsid="0010b256"/>
    </style:style>
    <style:style style:name="P13" style:family="paragraph" style:parent-style-name="Standard">
      <style:paragraph-properties fo:text-align="start" style:justify-single-word="false"/>
      <style:text-properties officeooo:rsid="0010c26a" officeooo:paragraph-rsid="0010c26a"/>
    </style:style>
    <style:style style:name="P14" style:family="paragraph" style:parent-style-name="Standard">
      <style:paragraph-properties fo:text-align="start" style:justify-single-word="false"/>
      <style:text-properties officeooo:rsid="001310f5" officeooo:paragraph-rsid="001310f5"/>
    </style:style>
    <style:style style:name="P15" style:family="paragraph" style:parent-style-name="Standard">
      <style:paragraph-properties fo:text-align="start" style:justify-single-word="false"/>
      <style:text-properties officeooo:rsid="00133ebd" officeooo:paragraph-rsid="00133ebd"/>
    </style:style>
    <style:style style:name="P16" style:family="paragraph" style:parent-style-name="Standard">
      <style:paragraph-properties fo:text-align="start" style:justify-single-word="false"/>
      <style:text-properties officeooo:rsid="00145b7b" officeooo:paragraph-rsid="00145b7b"/>
    </style:style>
    <style:style style:name="P17" style:family="paragraph" style:parent-style-name="Standard">
      <style:paragraph-properties fo:text-align="start" style:justify-single-word="false"/>
      <style:text-properties officeooo:rsid="0014b92e" officeooo:paragraph-rsid="0014b92e"/>
    </style:style>
    <style:style style:name="P18" style:family="paragraph" style:parent-style-name="Standard">
      <style:paragraph-properties fo:text-align="start" style:justify-single-word="false"/>
      <style:text-properties officeooo:rsid="0014dce8" officeooo:paragraph-rsid="0014dce8"/>
    </style:style>
    <style:style style:name="P19" style:family="paragraph" style:parent-style-name="Standard">
      <style:paragraph-properties fo:text-align="start" style:justify-single-word="false"/>
      <style:text-properties officeooo:rsid="0014dce8" officeooo:paragraph-rsid="0014dce8"/>
    </style:style>
    <style:style style:name="P20" style:family="paragraph" style:parent-style-name="Standard">
      <style:paragraph-properties fo:text-align="start" style:justify-single-word="false"/>
      <style:text-properties officeooo:rsid="0019353f" officeooo:paragraph-rsid="0019353f"/>
    </style:style>
    <style:style style:name="T1" style:family="text">
      <style:text-properties officeooo:rsid="0008c814"/>
    </style:style>
    <style:style style:name="T2" style:family="text">
      <style:text-properties officeooo:rsid="0009050d"/>
    </style:style>
    <style:style style:name="T3" style:family="text">
      <style:text-properties officeooo:rsid="00089ea1"/>
    </style:style>
    <style:style style:name="T4" style:family="text">
      <style:text-properties style:text-underline-style="none" fo:font-weight="normal" officeooo:rsid="000b8a8c" style:font-weight-asian="normal" style:font-weight-complex="normal"/>
    </style:style>
    <style:style style:name="T5" style:family="text">
      <style:text-properties fo:font-variant="normal" fo:text-transform="none" fo:color="#333333" style:font-name="Source Sans Pro" fo:font-size="11.25pt" fo:letter-spacing="normal" fo:font-style="normal" fo:font-weight="normal"/>
    </style:style>
    <style:style style:name="T6" style:family="text">
      <style:text-properties fo:font-variant="normal" fo:text-transform="none" fo:color="#333333" style:font-name="Source Sans Pro" fo:font-size="11.25pt" fo:letter-spacing="normal" fo:font-style="normal" fo:font-weight="normal"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Given an array find two numbers whose xor is maximum?</text:p>
      <text:p text:style-name="P8"/>
      <text:p text:style-name="P8">Ans: 1. naive: O(n^2)</text:p>
      <text:p text:style-name="P8"/>
      <text:p text:style-name="P8">Using binary Trie algorithm:</text:p>
      <text:p text:style-name="P8">1. Trie is built starting from most signigicant bit</text:p>
      <text:p text:style-name="P9">2. So first find the number when xored will maximize the xor</text:p>
      <text:p text:style-name="P9">3. then search in trie for this number like match it as much as possible</text:p>
      <text:p text:style-name="P9"/>
      <text:p text:style-name="P9">2. Given an array of n elements take any contigous subsequence and take xor of all of them. Report the subsequence which gives the maximum xor?</text:p>
      <text:p text:style-name="P9"/>
      <text:p text:style-name="P9">Ans: <text:s/><text:span text:style-name="T1">1. naive: O(n^2)</text:span></text:p>
      <text:p text:style-name="P10">2. Use memoization as you are repeating a lot of steps again and again in above steps</text:p>
      <text:p text:style-name="P10">3. write the recurrent relation as</text:p>
      <text:p text:style-name="P10"/>
      <text:p text:style-name="P10">X(i,j) = {</text:p>
      <text:p text:style-name="P10"><text:tab/><text:tab/>ai <text:s/>if i = j</text:p>
      <text:p text:style-name="P10"><text:tab/><text:tab/>X(0, i-1) xor X(0, j) <text:s/>if 0&lt;i&lt;j</text:p>
      <text:p text:style-name="P10"><text:tab/>}</text:p>
      <text:p text:style-name="P2">See book mark fft algo for this <text:span text:style-name="T2">for better</text:span></text:p>
      <text:p text:style-name="P2"/>
      <text:p text:style-name="P1"/>
      <text:p text:style-name="P1">3. Given an array, you should answer min element between index i and j. <text:s text:c="2"/>Min Ranged query</text:p>
      <text:p text:style-name="P1"/>
      <text:p text:style-name="P1">Ans: <text:s/><text:span text:style-name="T3">Segment Trees or interval Trees</text:span></text:p>
      <text:p text:style-name="P1"/>
      <text:p text:style-name="P3">Bits, bits and bits:</text:p>
      <text:p text:style-name="P3"/>
      <text:p text:style-name="P3">We can use an integer to represent a set on a domain of upto 32 values or 64 values</text:p>
      <text:p text:style-name="P3"/>
      <text:p text:style-name="P3">Set Union A | B</text:p>
      <text:p text:style-name="P3">Set Intersection A &amp; B</text:p>
      <text:p text:style-name="P3">Set Substraction A &amp; ~B</text:p>
      <text:p text:style-name="P3">Set Negation ALL_ONES &amp; A</text:p>
      <text:p text:style-name="P3">Set bit A | = 1&lt;&lt;bit</text:p>
      <text:p text:style-name="P3">clear bit A &amp;= ~(1&lt;&lt;bit)</text:p>
      <text:p text:style-name="P4">Test bit</text:p>
      <text:p text:style-name="P4">(A &amp; 1&lt;&lt;bit)!=0</text:p>
      <text:p text:style-name="P4"/>
      <text:p text:style-name="P5">Lowest Set bit:</text:p>
      <text:p text:style-name="P5">A &amp; ~ (A-1) contains only the lowest bit set</text:p>
      <text:p text:style-name="P7">Also A &amp; -A also gives the same</text:p>
      <text:p text:style-name="P5"><text:s/></text:p>
      <text:p text:style-name="P5">check if a number is power of 2:</text:p>
      <text:p text:style-name="P5">clear the lowest bit (A-1) and and with the above Lowest set bit should give zero if number is a power of 2</text:p>
      <text:p text:style-name="P5"/>
      <text:p text:style-name="P5">Count for number of bits set:</text:p>
      <text:p text:style-name="P5">_builtin_popcount function</text:p>
      <text:p text:style-name="P5"/>
      <text:p text:style-name="P5">Big advantage of bit manipulation is that it is trivial to iterator over all the subsets of an N element <text:soft-page-break/>set</text:p>
      <text:p text:style-name="P6"/>
      <text:p text:style-name="P6">If set A is subset of B then number representing A is less than number representing B</text:p>
      <text:p text:style-name="P6"/>
      <text:p text:style-name="P5"/>
      <text:p text:style-name="P5">Beware:</text:p>
      <text:p text:style-name="P5"/>
      <text:p text:style-name="P11"><text:span text:style-name="T4">1. </text:span><text:span text:style-name="T5">The </text:span><text:span text:style-name="Teletype"><text:span text:style-name="T6">&amp;</text:span></text:span><text:span text:style-name="T5"> and </text:span><text:span text:style-name="Teletype"><text:span text:style-name="T6">|</text:span></text:span><text:span text:style-name="T5"> operators have lower precedence than comparison operators. That means that </text:span><text:span text:style-name="Teletype"><text:span text:style-name="T6">x &amp; 3 == 1</text:span></text:span><text:span text:style-name="T5"> is interpreted as </text:span><text:span text:style-name="Teletype"><text:span text:style-name="T6">x &amp; (3 == 1)</text:span></text:span><text:span text:style-name="T5">, which is probably not what you want.</text:span></text:p>
      <text:p text:style-name="P11"/>
      <text:p text:style-name="P11"/>
      <text:p text:style-name="P12">Find number of inversions in an array?</text:p>
      <text:p text:style-name="P12"/>
      <text:p text:style-name="P12">1. Can use fenvik tree also try to do using that</text:p>
      <text:p text:style-name="P12">2. Already you have done using merge sort</text:p>
      <text:p text:style-name="P12"/>
      <text:p text:style-name="P12"/>
      <text:p text:style-name="P12">Given a, b two nodes in a tree?</text:p>
      <text:p text:style-name="P12">1. Find the length of path between a and b?</text:p>
      <text:p text:style-name="P12">2. given k, find the kth node between a in the path between a and b</text:p>
      <text:p text:style-name="P12"><text:s/></text:p>
      <text:p text:style-name="P13">Range Minimum Query:</text:p>
      <text:p text:style-name="P13"/>
      <text:p text:style-name="P13">LCA - <text:s/>Lowest common ancestor in a tree</text:p>
      <text:p text:style-name="P13">Find LCA(u, v)</text:p>
      <text:p text:style-name="P13"/>
      <text:p text:style-name="P14">set&lt;int&gt; var; <text:s/>// Here &lt; operator is by default defined</text:p>
      <text:p text:style-name="P14">set&lt;myClass, myOrder&gt; var; // Here &lt; operator has to be defined</text:p>
      <text:p text:style-name="P14"/>
      <text:p text:style-name="P15">pair&lt;int, string&gt; val = make_pair(1, “hemanth”);</text:p>
      <text:p text:style-name="P15">val.first == 1 and val.second == “hemanth”</text:p>
      <text:p text:style-name="P15"/>
      <text:p text:style-name="P15">complex&lt;double&gt; C;</text:p>
      <text:p text:style-name="P15">complex&lt;double&gt; C(x,y); or C = polar(radius , angle);</text:p>
      <text:p text:style-name="P15">abs(C), norm(c), arg(C)</text:p>
      <text:p text:style-name="P15"/>
      <text:p text:style-name="P15">v = v*complex&lt;double&gt;(0,1) ===&gt; rotate a complex vector by 90</text:p>
      <text:p text:style-name="P15"/>
      <text:p text:style-name="P15">ostringstreams oss; //similar to cout oss.str() returns the string</text:p>
      <text:p text:style-name="P15">istringstreams iss; //similart to cin</text:p>
      <text:p text:style-name="P15"/>
      <text:p text:style-name="P15"/>
      <text:p text:style-name="P15">All containers take a constructor that accepts a range </text:p>
      <text:p text:style-name="P15"/>
      <text:p text:style-name="P15">int F[n] = {1, 2, 3, 4}; set&lt;int&gt; var(F, F+n);</text:p>
      <text:p text:style-name="P15"/>
      <text:p text:style-name="P15">vector and strings have below additional feature:</text:p>
      <text:p text:style-name="P15">vector&lt;T&gt; ( initial size, initial value of each element);</text:p>
      <text:p text:style-name="P15"/>
      <text:p text:style-name="P15">string(3, 'a') will be “aaa”</text:p>
      <text:p text:style-name="P15"/>
      <text:p text:style-name="P15"><text:soft-page-break/>++it in set takes O(logn) time and iteration to a set takes O(nlogn)</text:p>
      <text:p text:style-name="P15"/>
      <text:p text:style-name="P15">sort(), stable_sort()</text:p>
      <text:p text:style-name="P15"/>
      <text:p text:style-name="P16">One important suggestion would be say you have two iterators itr1 and itr2 and one points to begining and other to end and say you have around 2e9 elements now to divide into two parts you may use itr1, <text:s/>(itr1+itr2)/2 <text:s/>and (itr1+itr2)/2+1, itr2 now here there can be chance for an overflow so it's better to divide in this way itr1, itr1+(itr2-itr1)/2 and itr1+(itr2-itr1)/2+1 , itr2 is the other part</text:p>
      <text:p text:style-name="P16"/>
      <text:p text:style-name="P17">a function is unimodular if it's monotonic until some x=m and monotonic later</text:p>
      <text:p text:style-name="P17"/>
      <text:p text:style-name="P17">Ternary search used to find minimum in unimoduloar functions</text:p>
      <text:p text:style-name="P17">Binary search --&gt; we have a monotonic function either increasing or decreasing</text:p>
      <text:p text:style-name="P17">Ternary search we have a unimodular function</text:p>
      <text:p text:style-name="P17"/>
      <text:p text:style-name="P17">see lecture 14 for explanation on ternary search</text:p>
      <text:p text:style-name="P17"/>
      <text:p text:style-name="P18">If a function is convex function then linear combinatin of them is also a convex functio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0">cf258div2a:</text:p>
      <text:p text:style-name="P20"><text:tab/>Each time you remove a junction observe that the size of the grid reduces as (m,n) =&gt; (m-1, n-1) hence it all depends on the minimum of the two number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 svg:font-family="'Source Sans Pro',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anth Kumar</meta:initial-creator>
    <meta:creation-date>2015-05-31T11:36:23.267042290</meta:creation-date>
    <meta:generator>LibreOffice/4.3.3.2$Linux_X86_64 LibreOffice_project/430m0$Build-2</meta:generator>
    <dc:date>2015-06-13T00:00:41.689925770</dc:date>
    <dc:creator>Hemanth Kumar</dc:creator>
    <meta:editing-duration>PT8H28M44S</meta:editing-duration>
    <meta:editing-cycles>6</meta:editing-cycles>
    <meta:document-statistic meta:table-count="0" meta:image-count="0" meta:object-count="0" meta:page-count="4" meta:paragraph-count="75" meta:word-count="716" meta:character-count="3801" meta:non-whitespace-character-count="3140"/>
  </office:meta>
</office:document-meta>
</file>